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4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7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9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1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2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4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6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2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5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3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39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0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2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4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6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48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fo:font-size="14pt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9pt"/>
    </style:style>
    <style:style style:name="T8" style:family="text">
      <style:text-properties fo:color="#111111" loext:opacity="100%" style:font-name="Hack Nerd Font Mono1" fo:font-size="7pt" fo:letter-spacing="-0.008cm"/>
    </style:style>
    <style:style style:name="T9" style:family="text">
      <style:text-properties fo:color="#111111" loext:opacity="100%" style:font-name="Hack Nerd Font Mono1" fo:font-size="7pt"/>
    </style:style>
    <style:style style:name="T10" style:family="text">
      <style:text-properties fo:color="#111111" loext:opacity="100%" style:font-name="Hack Nerd Font Mono1" fo:font-size="12pt" style:font-size-asian="12pt" style:font-size-complex="12pt"/>
    </style:style>
    <style:style style:name="T11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1" fo:font-size="7pt" fo:letter-spacing="-0.006cm"/>
    </style:style>
    <style:style style:name="T13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5" style:family="text">
      <style:text-properties fo:color="#111111" loext:opacity="100%" style:font-name="Hack Nerd Font Mono1" fo:font-size="8pt"/>
    </style:style>
    <style:style style:name="T16" style:family="text">
      <style:text-properties fo:color="#111111" loext:opacity="100%" style:font-name="Hack Nerd Font Mono1" fo:font-size="10pt" style:font-size-asian="6pt" style:font-size-complex="6pt"/>
    </style:style>
    <style:style style:name="T17" style:family="text">
      <style:text-properties fo:color="#111111" loext:opacity="100%" style:font-name="Hack Nerd Font Mono1" fo:font-size="10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0" style:family="text">
      <style:text-properties fo:color="#111111" loext:opacity="100%" style:font-name="Hack Nerd Font Mono1" fo:font-size="8pt" fo:letter-spacing="normal"/>
    </style:style>
    <style:style style:name="T21" style:family="text">
      <style:text-properties fo:color="#111111" loext:opacity="100%" style:font-name="Hack Nerd Font Mono1" fo:font-size="6pt" style:font-size-asian="14pt" style:font-size-complex="14pt"/>
    </style:style>
    <style:style style:name="T22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3" style:family="text">
      <style:text-properties fo:color="#111111" loext:opacity="100%" style:font-name="Hack Nerd Font Mono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" draw:layer="layout" svg:width="1.214cm" svg:height="1.249cm" svg:x="6.75cm" svg:y="1.371cm">
          <text:p text:style-name="P11"><text:span text:style-name="T2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1.214cm" svg:height="1.249cm" svg:x="6.75cm" svg:y="2.759cm">
          <text:p text:style-name="P12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4">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1.214cm" svg:height="1.249cm" svg:x="1.27cm" svg:y="1.571cm">
          <text:p text:style-name="P15"><text:span text:style-name="T5">Esc</text:span></text:p>
          <text:p text:style-name="P15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4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4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4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4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7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4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4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4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27cm" svg:y="4.346cm">
          <text:p text:style-name="P18"><text:span text:style-name="T7">Al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1"><text:span text:style-name="T2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1.17cm">
          <text:p text:style-name="P14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0.97cm">
          <text:p text:style-name="P14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1.17cm">
          <text:p text:style-name="P14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 text:style-name="P18"><text:span text:style-name="T7">Bsp</text:span></text:p>
          <text:p text:style-name="P18"><text:span text:style-name="T7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2.558cm">
          <text:p text:style-name="P14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2.358cm">
          <text:p text:style-name="P14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2.558cm">
          <text:p text:style-name="P14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4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4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3.945cm">
          <text:p text:style-name="P14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3.745cm">
          <text:p text:style-name="P14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3.945cm">
          <text:p text:style-name="P14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4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1.214cm" svg:height="1.249cm" svg:x="7.329cm" svg:y="5.913cm">
          <text:p text:style-name="P19"><text:span text:style-name="T8">Space</text:span></text:p>
          <text:p text:style-name="P19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1"><text:span text:style-name="T10">,</text:span></text:p>
          <text:p text:style-name="P21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1.218cm" svg:height="1.249cm" svg:x="9.525cm" svg:y="5.913cm">
          <text:p text:style-name="P19"><text:span text:style-name="T12">Enter</text:span></text:p>
          <text:p text:style-name="P19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8cm" svg:y="5.713cm">
          <text:p text:style-name="P22"><text:span text:style-name="T13">.</text:span></text:p>
          <text:p text:style-name="P22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1.17cm">
          <text:p text:style-name="P14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0.97cm">
          <text:p text:style-name="P14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1.17cm">
          <text:p text:style-name="P14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2.558cm">
          <text:p text:style-name="P14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2.358cm">
          <text:p text:style-name="P14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2.558cm">
          <text:p text:style-name="P14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3.945cm">
          <text:p text:style-name="P14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3.745cm">
          <text:p text:style-name="P14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3.945cm">
          <text:p text:style-name="P14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1.214cm" svg:height="1.249cm" svg:x="7.329cm" svg:y="5.913cm">
          <text:p text:style-name="P24"><text:span text:style-name="T15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1.214cm" svg:height="1.249cm" svg:x="1.27cm" svg:y="1.571cm">
          <text:p text:style-name="P27"><text:span text:style-name="T16">Wh</text:span></text:p>
          <text:p text:style-name="P27"><text:span text:style-name="T16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1.214cm" svg:height="1.25cm" svg:x="5.38cm" svg:y="1.17cm">
          <text:p text:style-name="P29"><text:span text:style-name="T17">Wh</text:span></text:p>
          <text:p text:style-name="P29"><text:span text:style-name="T17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0" draw:layer="layout" svg:width="1.215cm" svg:height="1.25cm" svg:x="4.01cm" svg:y="0.97cm">
          <text:p text:style-name="P29"><text:span text:style-name="T17">Wh</text:span></text:p>
          <text:p text:style-name="P29"><text:span text:style-name="T17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1.215cm" svg:height="1.25cm" svg:x="2.64cm" svg:y="1.17cm">
          <text:p text:style-name="P29"><text:span text:style-name="T18">Wh </text:span><text:span text:style-name="T17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2" draw:layer="layout" svg:width="1.214cm" svg:height="1.25cm" svg:x="5.38cm" svg:y="2.558cm">
          <text:p text:style-name="P31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1.215cm" svg:height="1.25cm" svg:x="4.01cm" svg:y="2.358cm">
          <text:p text:style-name="P31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2" draw:layer="layout" svg:width="1.215cm" svg:height="1.25cm" svg:x="2.64cm" svg:y="2.558cm">
          <text:p text:style-name="P31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214cm" svg:height="1.249cm" svg:x="1.27cm" svg:y="2.959cm">
          <text:p text:style-name="P33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1.515cm" svg:y="2.558cm">
          <text:p text:style-name="P24"><text:span text:style-name="T15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2.885cm" svg:y="2.358cm">
          <text:p text:style-name="P24"><text:span text:style-name="T15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4.255cm" svg:y="2.558cm">
          <text:p text:style-name="P24"><text:span text:style-name="T15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5" draw:layer="layout" svg:width="1.218cm" svg:height="1.249cm" svg:x="9.525cm" svg:y="5.913cm">
          <text:p text:style-name="P24"><text:span text:style-name="T15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6" draw:layer="layout" svg:width="1.219cm" svg:height="1.25cm" svg:x="10.88cm" svg:y="5.713cm">
          <text:p text:style-name="P35"><text:span text:style-name="T20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1.515cm" svg:y="1.17cm">
          <text:p text:style-name="P24"><text:span text:style-name="T15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8" draw:layer="layout" svg:width="1.219cm" svg:height="1.25cm" svg:x="12.885cm" svg:y="0.97cm">
          <text:p text:style-name="P37"><text:span text:style-name="T15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8" draw:layer="layout" svg:width="1.219cm" svg:height="1.25cm" svg:x="14.255cm" svg:y="1.17cm">
          <text:p text:style-name="P37"><text:span text:style-name="T15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5" draw:layer="layout" svg:width="1.218cm" svg:height="1.249cm" svg:x="15.64cm" svg:y="1.571cm">
          <text:p text:style-name="P24"><text:span text:style-name="T15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2" draw:layer="layout" svg:width="1.219cm" svg:height="1.25cm" svg:x="11.515cm" svg:y="2.558cm">
          <text:p text:style-name="P31"><text:span text:style-name="T1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2" draw:layer="layout" svg:width="1.219cm" svg:height="1.25cm" svg:x="12.885cm" svg:y="2.358cm">
          <text:p text:style-name="P31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2" draw:layer="layout" svg:width="1.219cm" svg:height="1.25cm" svg:x="14.255cm" svg:y="2.558cm">
          <text:p text:style-name="P31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2" draw:layer="layout" svg:width="1.218cm" svg:height="1.249cm" svg:x="15.64cm" svg:y="2.959cm">
          <text:p text:style-name="P31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1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2.885cm" svg:y="3.745cm">
          <text:p text:style-name="P24"><text:span text:style-name="T15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4.255cm" svg:y="3.945cm">
          <text:p text:style-name="P24"><text:span text:style-name="T15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0.8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1" draw:layer="layout" svg:width="1.214cm" svg:height="1.249cm" svg:x="6.75cm" svg:y="1.371cm">
          <text:p text:style-name="P40"><text:span text:style-name="T21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3" draw:layer="layout" svg:width="1.214cm" svg:height="1.249cm" svg:x="6.75cm" svg:y="2.759cm">
          <text:p text:style-name="P42"><text:span text:style-name="T22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1.571cm">
          <text:p text:style-name="P19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2.959cm">
          <text:p text:style-name="P19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5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5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4.346cm">
          <text:p text:style-name="P19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1.515cm" svg:y="1.17cm">
          <text:p text:style-name="P44"><text:span text:style-name="T23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2.885cm" svg:y="0.97cm">
          <text:p text:style-name="P44"><text:span text:style-name="T23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4.255cm" svg:y="1.17cm">
          <text:p text:style-name="P44"><text:span text:style-name="T23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7" draw:layer="layout" svg:width="1.218cm" svg:height="1.249cm" svg:x="15.64cm" svg:y="1.571cm">
          <text:p text:style-name="P46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1.515cm" svg:y="2.558cm">
          <text:p text:style-name="P44"><text:span text:style-name="T23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2.885cm" svg:y="2.358cm">
          <text:p text:style-name="P44"><text:span text:style-name="T23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4.255cm" svg:y="2.558cm">
          <text:p text:style-name="P44"><text:span text:style-name="T23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8" draw:layer="layout" svg:width="1.218cm" svg:height="1.249cm" svg:x="15.64cm" svg:y="2.959cm">
          <text:p text:style-name="P46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1.515cm" svg:y="3.945cm">
          <text:p text:style-name="P44"><text:span text:style-name="T23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2.885cm" svg:y="3.745cm">
          <text:p text:style-name="P44"><text:span text:style-name="T23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4.255cm" svg:y="3.945cm">
          <text:p text:style-name="P44"><text:span text:style-name="T23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7" draw:layer="layout" svg:width="1.218cm" svg:height="1.249cm" svg:x="15.64cm" svg:y="4.346cm">
          <text:p text:style-name="P46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8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1-20T22:07:50.687680657</dc:date>
    <meta:editing-duration>P1DT2H2M20S</meta:editing-duration>
    <meta:editing-cycles>64</meta:editing-cycles>
    <meta:generator>LibreOffice/7.4.3.2$Linux_X86_64 LibreOffice_project/40$Build-2</meta:generator>
    <meta:print-date>2023-01-20T22:20:38.005855126</meta:print-date>
    <meta:document-statistic meta:object-count="245"/>
  </office:meta>
</office:document-meta>
</file>